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99CC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fo:background-color="#00B05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#FFCC00"/>
    </style:style>
    <style:style style:name="ce17" style:family="table-cell" style:parent-style-name="Default" style:data-style-name="N0">
      <style:table-cell-properties fo:border="thin solid #000000" fo:background-color="#FFC000"/>
    </style:style>
    <style:style style:name="ce18" style:family="table-cell" style:parent-style-name="Default" style:data-style-name="N0">
      <style:text-properties fo:color="#FF0000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#00B05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C000"/>
      <style:text-properties style:text-underline-style="solid" style:text-underline-type="single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5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text-underline-style="solid" style:text-underline-type="singl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="thin solid #000000" fo:background-color="#00B050"/>
      <style:text-properties style:text-underline-style="solid" style:text-underline-type="single"/>
    </style:style>
    <style:style style:name="ce50" style:family="table-cell" style:parent-style-name="Default" style:data-style-name="N0">
      <style:table-cell-properties fo:background-color="transparen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0.5304166666667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9.1029166666667cm"/>
    </style:style>
    <style:style style:name="co6" style:family="table-column">
      <style:table-column-properties fo:break-before="auto" style:column-width="44.2118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1" table:style-name="ce53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6"/>
          <table:table-cell office:value-type="string" table:style-name="ce7">
            <text:p>---&gt; FUNCIONALIDADES PENDENTES</text:p>
          </table:table-cell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5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3">
            <text:p>CADASTRAR USUARIO – CRUD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1"/>
          <table:table-cell office:value-type="string" table:style-name="ce15">
            <text:p>CRIAR, ALTERAR, LISTAR E EXCLUIR</text:p>
          </table:table-cell>
          <table:table-cell table:number-columns-repeated="16378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3">
            <text:p>ESTUDAR LOGIN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3">
            <text:p>LOGIN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Realizar login como usuário do sistema (cliente) e</text:p>
            <text:p>Verificar página inicial somente com opções do cliente.</text:p>
            <text:p>- Realizar login como usuário do sistema (profissional) e verificar</text:p>
            <text:p>Página inicial somente com opções do profissional (incluir meus trabalhos)</text:p>
            <text:p>OBS: por enquanto isto só funciona se eu me cadastrar inicialmente como profissional.</text:p>
            <text:p>Futuramente (na próxima Sprint) poderei me cadastrar como cliente e estender meu</text:p>
            <text:p>Cadastro durante o uso do sistema para profissional.</text:p>
            <text:p>- Validações dos campos do login estarão funcionando e criptografia no BD</text:p>
            <text:p>(gerando um hexadecimal na senha).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string" table:style-name="ce16">
            <text:p>ALTERAR SENHA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string" table:style-name="ce12">
            <text:p>VALIDAR CADASTRO VIA E-MAI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12">
            <text:p>LOGAR FB/GMAIL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string" table:style-name="ce17">
            <text:p>SEGURANÇA DE NAVEGAÇÃO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FILTRO URL</text:p>
          </table:table-cell>
          <table:table-cell table:number-columns-repeated="16378"/>
        </table:table-row>
        <table:table-row table:style-name="ro3">
          <table:table-cell table:style-name="ce12"/>
          <table:table-cell table:style-name="ce18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2"/>
          <table:table-cell table:style-name="ce1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9"/>
          <table:table-cell table:style-name="ce1"/>
          <table:table-cell table:number-columns-repeated="4" table:style-name="ce19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6">
            <text:p>CHAPTER 2: USUARIO NORM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20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8" table:style-name="ce12">
            <text:p>8</text:p>
          </table:table-cell>
          <table:table-cell office:value-type="string" table:style-name="ce21">
            <text:p>LISTAR PROFISSIONAL</text:p>
          </table:table-cell>
          <table:table-cell office:value-type="string" table:style-name="ce15">
            <text:p>CRÍTICO</text:p>
          </table:table-cell>
          <table:table-cell office:value-type="float" office:value="1" table:style-name="ce14">
            <text:p>1</text:p>
          </table:table-cell>
          <table:table-cell office:value-type="string" table:style-name="ce22">
            <text:p>- Como usuário (cliente ou profissional) irei selecionar a lista de profissionais</text:p>
            <text:p>E serei redirecionada para lista de profissionais. Verei foto profissional com dados e link para detalhes.</text:p>
            <text:p>E na página terei acesso ao filtro de profissionais.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3">
            <text:p>FILTRAR PROFISSION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">
            <text:p>- Selecionar uma categoria de profissional e verificar se lista atende parâmetros da seleção. só pode</text:p>
            <text:p>selecionar uma categoria por vez.</text:p>
            <text:p>Se clicar no detalhes do profissional irei para a página de detalhes do profissional (irei ver</text:p>
            <text:p>Link para localização no mapa e dados do profissional).</text:p>
            <text:p>- Quando trocar o parâmetro de seleção a lista é atualizada.</text:p>
          </table:table-cell>
          <table:table-cell office:value-type="string" table:style-name="ce12">
            <text:p>POR CATEGORIA (por enquanto)</text:p>
          </table:table-cell>
          <table:table-cell table:number-columns-repeated="1637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7">
            <text:p>AVALIAR PROFISSIONAL</text:p>
          </table:table-cell>
          <table:table-cell office:value-type="string" table:style-name="ce12">
            <text:p>IMPORTANTE</text:p>
          </table:table-cell>
          <table:table-cell office:value-type="float" office:value="5" table:style-name="ce14">
            <text:p>5</text:p>
          </table:table-cell>
          <table:table-cell table:style-name="ce12"/>
          <table:table-cell office:value-type="string" table:style-name="ce12">
            <text:p>A MÉDIA DA AVALIAÇÃO DO PROFISSIONAL APARECERÁ NA SUA TELA DE DETALHES. O USUARIO</text:p>
            <text:p>PODERÁ AVALIAR SOMENTE SE O MESMO FOR SELECIONADO COMO CLIENTE DE ALGUM TRABALHO PUBLICADO PELO PROFISSIONAL</text:p>
          </table:table-cell>
          <table:table-cell table:number-columns-repeated="16378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13">
            <text:p>CONTATAR PROFISSIONA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A partir do detalhamento do profissional posso contatar o profissional.</text:p>
            <text:p>- o contato é uma msg com caixa de título e texto que são de preenchimento</text:p>
            <text:p>Obrigatório. Apenas como verificação (sem front end) irei verificar a msg na página “mensagens”</text:p>
            <text:p>Quando autenticado como o profissional que recebeu a msg.</text:p>
          </table:table-cell>
          <table:table-cell office:value-type="string" table:style-name="ce12">
            <text:p>PEDIDO DE ORÇAMENTO, DÚVIDAS, ETC.</text:p>
          </table:table-cell>
          <table:table-cell table:number-columns-repeated="16378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3">
            <text:p>PUBLICAR NO MUR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2">
            <text:p>- como usuário cliente eu envio msg com título e texto para publicação no mural de uma determinada</text:p>
            <text:p>categoria de profissionais. quando publico devo me autenticar como profissional e verificar o mural. lá deve</text:p>
            <text:p>aparecer a msg que foi enviada pelos clientes somente para esta categoria (a qual o profissional</text:p>
            <text:p>Autenticado está relacionado).</text:p>
          </table:table-cell>
          <table:table-cell office:value-type="string" table:style-name="ce12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3" table:style-name="ce12">
            <text:p>13</text:p>
          </table:table-cell>
          <table:table-cell office:value-type="string" table:style-name="ce12">
            <text:p>COMPARAR PROFISSIONAIS</text:p>
          </table:table-cell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17">
            <text:p>LOCALIZAR PROFISSIONA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23">
            <text:p>LISTAR MINHAS PUBLICAÇÕES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6" table:style-name="ce12">
            <text:p>16</text:p>
          </table:table-cell>
          <table:table-cell office:value-type="string" table:style-name="ce26">
            <text:p>LISTAR MENSAGENS</text:p>
          </table:table-cell>
          <table:table-cell office:value-type="string" table:style-name="ce24">
            <text:p>CRÍTICO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string" table:style-name="ce27">
            <text:p>EXCLUIR PUBLICACAO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8" table:style-name="ce12">
            <text:p>18</text:p>
          </table:table-cell>
          <table:table-cell office:value-type="string" table:style-name="ce23">
            <text:p>EXCLUIR MENSAGEM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9" table:style-name="ce12">
            <text:p>19</text:p>
          </table:table-cell>
          <table:table-cell office:value-type="string" table:style-name="ce26">
            <text:p>DETALHES PUBLICACAO</text:p>
          </table:table-cell>
          <table:table-cell office:value-type="string" table:style-name="ce24">
            <text:p>CRÍTICO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20" table:style-name="ce12">
            <text:p>20</text:p>
          </table:table-cell>
          <table:table-cell office:value-type="string" table:style-name="ce26">
            <text:p>DETALHES MENSAGEM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24"/>
          <table:table-cell table:style-name="ce28"/>
          <table:table-cell table:style-name="ce24"/>
          <table:table-cell table:style-name="ce25"/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1" table:style-name="ce12">
            <text:p>21</text:p>
          </table:table-cell>
          <table:table-cell office:value-type="string" table:style-name="ce29">
            <text:p>EMITIR RELATÓRIOS DE CLIENTE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style-name="ce22"/>
          <table:table-cell table:style-name="ce12"/>
          <table:table-cell table:number-columns-repeated="16378"/>
        </table:table-row>
        <table:table-row table:style-name="ro1">
          <table:table-cell office:value-type="float" office:value="22" table:style-name="ce12">
            <text:p>22</text:p>
          </table:table-cell>
          <table:table-cell office:value-type="string" table:style-name="ce29">
            <text:p>EMITIR RELATÓRIOS DE PROFISSIONAI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3" table:style-name="ce12">
            <text:p>23</text:p>
          </table:table-cell>
          <table:table-cell office:value-type="string" table:style-name="ce17">
            <text:p>EMITIR RELATÓRIOS DE USUARIO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30">
            <text:p>2</text:p>
          </table:table-cell>
          <table:table-cell table:style-name="ce12"/>
          <table:table-cell office:value-type="string" table:style-name="ce12">
            <text:p>TODOS OS USUARIOS (CLIENTE + PROFISSIONAL)</text:p>
          </table:table-cell>
          <table:table-cell table:number-columns-repeated="16378"/>
        </table:table-row>
        <table:table-row table:style-name="ro1">
          <table:table-cell office:value-type="float" office:value="24" table:style-name="ce12">
            <text:p>24</text:p>
          </table:table-cell>
          <table:table-cell office:value-type="string" table:style-name="ce12">
            <text:p>CRUD DE USUARIOS E ADMINISTRADORES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12">
            <text:p>CRUD PROPAGANDAS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6" table:style-name="ce12">
            <text:p>26</text:p>
          </table:table-cell>
          <table:table-cell office:value-type="string" table:style-name="ce13">
            <text:p>INSERIR CATEGORIAS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2"/>
          <table:table-cell office:value-type="string" table:style-name="ce12">
            <text:p>PRONTO</text:p>
          </table:table-cell>
          <table:table-cell table:number-columns-repeated="16378"/>
        </table:table-row>
        <table:table-row table:style-name="ro1">
          <table:table-cell table:number-columns-repeated="6" table:style-name="ce12"/>
          <table:table-cell table:number-columns-repeated="16378"/>
        </table:table-row>
        <table:table-row table:style-name="ro1">
          <table:table-cell table:style-name="ce31"/>
          <table:table-cell table:number-columns-repeated="4" table:style-name="ce24"/>
          <table:table-cell table:style-name="ce3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CHAPTER 4: USUARIO ESTEND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7" table:style-name="ce12">
            <text:p>27</text:p>
          </table:table-cell>
          <table:table-cell office:value-type="string" table:style-name="ce17">
            <text:p>PUBLICAR TRABALHOS</text:p>
          </table:table-cell>
          <table:table-cell office:value-type="string" table:style-name="ce12">
            <text:p>IMPORTANTE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o profissional pode incluir fotos de seus trabalhos pelo link "incluir trabalhos".</text:p>
            <text:p>Ele vai poder carregar até 3 fotos de trabalhos na categoria. Futuramente (na próxima Sprint) estas fotos</text:p>
            <text:p>Serão carregadas no detalhe do profissional. Para</text:p>
            <text:p>A sprint atual as fotos serão vistas no BD.</text:p>
          </table:table-cell>
          <table:table-cell office:value-type="string" table:style-name="ce12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8" table:style-name="ce12">
            <text:p>28</text:p>
          </table:table-cell>
          <table:table-cell office:value-type="string" table:style-name="ce24">
            <text:p>HISTÓRICOS DE CLIENTES</text:p>
          </table:table-cell>
          <table:table-cell office:value-type="string" table:style-name="ce24">
            <text:p>ÚTIL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style-name="ce32"/>
          <table:table-cell table:number-columns-repeated="16378"/>
        </table:table-row>
        <table:table-row table:style-name="ro2">
          <table:table-cell office:value-type="float" office:value="29" table:style-name="ce12">
            <text:p>29</text:p>
          </table:table-cell>
          <table:table-cell office:value-type="string" table:style-name="ce33">
            <text:p>LOCALIZAR USUÁRIO (CLIENTE)</text:p>
          </table:table-cell>
          <table:table-cell office:value-type="string" table:style-name="ce34">
            <text:p>CRÍTICO</text:p>
          </table:table-cell>
          <table:table-cell office:value-type="float" office:value="2" table:style-name="ce35">
            <text:p>2</text:p>
          </table:table-cell>
          <table:table-cell office:value-type="float" office:value="0" table:formula="msoxl:=- a partir do mural de publicações como profissional poderei clicar nos detalhes da msg do cliente&#10;                                                                                                                                                                                                                                                                E dentro terá um link para acessar um mapa com a localização do cliente." table:style-name="ce12">
            <text:p>#NOME?</text:p>
          </table:table-cell>
          <table:table-cell office:value-type="string" table:style-name="ce36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30" table:style-name="ce12">
            <text:p>30</text:p>
          </table:table-cell>
          <table:table-cell office:value-type="string" table:style-name="ce36">
            <text:p>ASSINATURA PROFISSIONAL</text:p>
          </table:table-cell>
          <table:table-cell office:value-type="string" table:style-name="ce34">
            <text:p>CRÍTICO</text:p>
          </table:table-cell>
          <table:table-cell office:value-type="float" office:value="1" table:style-name="ce35">
            <text:p>1</text:p>
          </table:table-cell>
          <table:table-cell table:style-name="ce37"/>
          <table:table-cell office:value-type="string" table:style-name="ce36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office:value-type="float" office:value="31" table:style-name="ce12">
            <text:p>31</text:p>
          </table:table-cell>
          <table:table-cell office:value-type="string" table:style-name="ce38">
            <text:p>EXCLUIR TRABALHOS</text:p>
          </table:table-cell>
          <table:table-cell office:value-type="string" table:style-name="ce34">
            <text:p>IMPORTANTE</text:p>
          </table:table-cell>
          <table:table-cell office:value-type="float" office:value="1" table:style-name="ce35">
            <text:p>1</text:p>
          </table:table-cell>
          <table:table-cell table:style-name="ce37"/>
          <table:table-cell table:style-name="ce36"/>
          <table:table-cell table:number-columns-repeated="16378"/>
        </table:table-row>
        <table:table-row table:style-name="ro1">
          <table:table-cell office:value-type="float" office:value="32" table:style-name="ce12">
            <text:p>32</text:p>
          </table:table-cell>
          <table:table-cell office:value-type="string" table:style-name="ce33">
            <text:p>LISTAR PUBLICAÇÕES MURAL</text:p>
          </table:table-cell>
          <table:table-cell office:value-type="string" table:style-name="ce34">
            <text:p>CRÍTICO</text:p>
          </table:table-cell>
          <table:table-cell table:style-name="ce35"/>
          <table:table-cell table:style-name="ce37"/>
          <table:table-cell table:style-name="ce36"/>
          <table:table-cell table:number-columns-repeated="16378"/>
        </table:table-row>
        <table:table-row table:style-name="ro1">
          <table:table-cell table:style-name="ce39"/>
          <table:table-cell table:number-columns-repeated="2" table:style-name="ce40"/>
          <table:table-cell table:style-name="ce41"/>
          <table:table-cell table:style-name="ce42"/>
          <table:table-cell table:style-name="ce43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58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3" table:style-name="ce45">
            <text:p>33</text:p>
          </table:table-cell>
          <table:table-cell office:value-type="string" table:style-name="ce13">
            <text:p>CRIAR REPOSITÓRIO GITHUB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13">
            <text:p>CRIAR AMBIENTE DE DESENVOLVIMENTO</text:p>
          </table:table-cell>
          <table:table-cell table:style-name="ce12"/>
          <table:table-cell table:style-name="ce14"/>
          <table:table-cell table:style-name="ce12"/>
          <table:table-cell office:value-type="string" table:style-name="ce12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4" table:style-name="ce45">
            <text:p>34</text:p>
          </table:table-cell>
          <table:table-cell office:value-type="string" table:style-name="ce13">
            <text:p>CRIAR AMBIENTE DE DESENVOLVIMENT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3">
            <text:p>CRIAR AMBIENTE DE GERENCIAMENTO TRELL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46"/>
          <table:table-cell table:style-name="ce12"/>
          <table:table-cell table:style-name="ce14"/>
          <table:table-cell table:style-name="ce46"/>
          <table:table-cell table:style-name="ce12"/>
          <table:table-cell table:number-columns-repeated="16378"/>
        </table:table-row>
        <table:table-row table:style-name="ro6">
          <table:table-cell table:number-columns-repeated="4" table:style-name="ce47"/>
          <table:table-cell office:value-type="string" table:style-name="ce47">
            <text:p>CHAPTER 6: PROVA DE CONCEITOS</text:p>
          </table:table-cell>
          <table:table-cell table:style-name="ce47"/>
          <table:table-cell table:number-columns-repeated="16378"/>
        </table:table-row>
        <table:table-row table:style-name="ro7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6" table:style-name="ce48">
            <text:p>36</text:p>
          </table:table-cell>
          <table:table-cell office:value-type="string" table:style-name="ce49">
            <text:p>ESTUDAR API DE MAPAS</text:p>
          </table:table-cell>
          <table:table-cell office:value-type="string" table:style-name="ce12">
            <text:p>IMPORTANTE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>
          <table:table-cell table:style-name="ce50"/>
          <table:table-cell table:number-columns-repeated="2"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7: CORREÇÕES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3">
            <text:p>MELHORAR NAVEGAÇÃ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3">
            <text:p>PROBLEMAS DE CACHE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13"/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8: MELHORIA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6">
            <text:p>FOTOS DOS USUÁRIOS</text:p>
          </table:table-cell>
          <table:table-cell office:value-type="string" table:style-name="ce12">
            <text:p>IMPORTANTE</text:p>
          </table:table-cell>
          <table:table-cell table:style-name="ce12"/>
          <table:table-cell office:value-type="string" table:style-name="ce12">
            <text:p>- é uma inclusão do campo foto no cadastro do usuário (q é um campo do tipo opcional).</text:p>
            <text:p>- tipos de fotos aceitas não estão definidos. O critério é que tem que aceitar um tipo de arquivo do</text:p>
            <text:p>Tipo imagem. As fotos de profissionais vão para o mural de profissionais. Na barra superior aparecer o nome</text:p>
            <text:p>Usuário e foto.</text:p>
          </table:table-cell>
          <table:table-cell office:value-type="string" table:style-name="ce12">
            <text:p>FOTOS DE PERFIL DE TODOS OS TIPOS DE USUARIO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2">
            <text:p>FOTOS DE PUBLICIDADE</text:p>
          </table:table-cell>
          <table:table-cell office:value-type="string" table:style-name="ce46">
            <text:p>ÚTIL</text:p>
          </table:table-cell>
          <table:table-cell table:number-columns-repeated="2" table:style-name="ce12"/>
          <table:table-cell office:value-type="string" table:style-name="ce12">
            <text:p>POSSIBILIDADE <text:s/>DE INCLUIR PUBLICIDADE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9:VERSÃO MOBILE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42" table:style-name="ce51">
            <text:p>42</text:p>
          </table:table-cell>
          <table:table-cell office:value-type="string" table:style-name="ce52">
            <text:p>VERSÃO MOBILE DO SITE</text:p>
          </table:table-cell>
          <table:table-cell office:value-type="string" table:style-name="ce14">
            <text:p>IMPORTANTE</text:p>
          </table:table-cell>
          <table:table-cell table:number-columns-repeated="3" table:style-name="ce14"/>
          <table:table-cell table:number-columns-repeated="16378"/>
        </table:table-row>
        <table:table-row table:style-name="ro1">
          <table:table-cell table:style-name="ce44"/>
          <table:table-cell table:number-columns-repeated="4" table:style-name="ce11"/>
          <table:table-cell office:value-type="string" table:style-name="ce12">
            <text:p>VERSÃO COMPLETA DO SITE EM MOBILE</text:p>
          </table:table-cell>
          <table:table-cell table:number-columns-repeated="16378"/>
        </table:table-row>
        <table:table-row table:number-rows-repeated="2" table:style-name="ro1">
          <table:table-cell table:style-name="ce44"/>
          <table:table-cell table:number-columns-repeated="5" table:style-name="ce11"/>
          <table:table-cell table:number-columns-repeated="16378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solid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6-02T12:29:06Z</meta:creation-date>
    <dc:date>2016-06-02T16:00:43Z</dc:date>
    <meta:editing-cycles>9</meta:editing-cycles>
    <meta:editing-duration>PT4683S</meta:editing-duration>
    <meta:user-defined meta:name="WorkbookGuid">66fc276f-dc67-474d-9b71-a80b07a477d2</meta:user-defined>
  </office:meta>
</office:document-meta>
</file>